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ccff" draw:marker-start-width="0.5cm" draw:marker-end-width="0.5cm" draw:fill="none" draw:fill-color="#ffffff" draw:textarea-vertical-align="middle" fo:min-height="1.7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99ff66" draw:marker-start-width="0.5cm" draw:marker-end-width="0.5cm" draw:fill="none" draw:fill-color="#ffffff" draw:textarea-vertical-align="middle" fo:min-height="1.75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5cm" svg:stroke-color="#ff0066" draw:marker-start-width="0.252cm" draw:marker-end-width="0.252cm" draw:fill="none" draw:fill-color="#ffffff" draw:textarea-vertical-align="middle" fo:min-height="1.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ccff" draw:marker-start-width="0.5cm" draw:marker-end-width="0.5cm" draw:fill="none" draw:fill-color="#ffffff" draw:textarea-vertical-align="middle" fo:min-height="2.677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99ff66" draw:marker-start-width="0.5cm" draw:marker-end-width="0.5cm" draw:fill="none" draw:fill-color="#ffffff" draw:textarea-vertical-align="middle" fo:min-height="0.75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035cm" svg:stroke-color="#ff0066" draw:marker-start-width="0.252cm" draw:marker-end-width="0.252cm" draw:fill="none" draw:fill-color="#ffffff" draw:textarea-vertical-align="middle" fo:min-height="0.75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0066" draw:marker-start-width="0.252cm" draw:marker-end-width="0.252cm" draw:fill="none" draw:fill-color="#ffffff" draw:textarea-vertical-align="middle" fo:min-height="1.927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1cm" draw:marker-start-width="0.458cm" draw:marker-end="Arrow" draw:marker-end-width="0.558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cm" svg:height="2.1cm" svg:x="2cm" svg:y="3.95cm">
          <draw:text-box>
            <text:p text:style-name="P1"><text:span text:style-name="T1">Anforderungen und</text:span></text:p>
            <text:p text:style-name="P1"><text:span text:style-name="T1">Technische Spezifikationen</text:span></text:p>
          </draw:text-box>
        </draw:frame>
        <draw:frame draw:style-name="gr2" draw:text-style-name="P2" draw:layer="layout" svg:width="7cm" svg:height="2.1cm" svg:x="2cm" svg:y="8.95cm">
          <draw:text-box>
            <text:p text:style-name="P1"><text:span text:style-name="T1">Datenbeschreibungen</text:span></text:p>
          </draw:text-box>
        </draw:frame>
        <draw:frame draw:style-name="gr3" draw:text-style-name="P2" draw:layer="layout" svg:width="7cm" svg:height="2.034cm" svg:x="2cm" svg:y="13.983cm">
          <draw:text-box>
            <text:p text:style-name="P1"><text:span text:style-name="T1">Interfacebeschreibungen</text:span></text:p>
          </draw:text-box>
        </draw:frame>
        <draw:frame draw:style-name="gr1" draw:text-style-name="P2" draw:layer="layout" svg:width="7cm" svg:height="2.1cm" svg:x="11cm" svg:y="1.95cm">
          <draw:text-box>
            <text:p text:style-name="P1"><text:span text:style-name="T1">Generelle Anforderungen</text:span></text:p>
          </draw:text-box>
        </draw:frame>
        <draw:frame draw:style-name="gr1" draw:text-style-name="P2" draw:layer="layout" svg:width="7cm" svg:height="2.1cm" svg:x="11cm" svg:y="4.85cm">
          <draw:text-box>
            <text:p text:style-name="P1"><text:span text:style-name="T1">Spezifische Anforderungen je nach Art des Datenaustauschs</text:span></text:p>
          </draw:text-box>
        </draw:frame>
        <draw:line draw:style-name="gr4" draw:text-style-name="P3" draw:layer="layout" svg:x1="9cm" svg:y1="5cm" svg:x2="11cm" svg:y2="3.1cm">
          <text:p/>
        </draw:line>
        <draw:line draw:style-name="gr4" draw:text-style-name="P3" draw:layer="layout" svg:x1="9cm" svg:y1="5cm" svg:x2="11cm" svg:y2="6cm">
          <text:p/>
        </draw:line>
        <draw:frame draw:style-name="gr1" draw:text-style-name="P2" draw:layer="layout" svg:width="7cm" svg:height="2.1cm" svg:x="20cm" svg:y="1.95cm">
          <draw:text-box>
            <text:p text:style-name="P1"><text:span text:style-name="T1">Zweck des Datenaustauschs</text:span></text:p>
          </draw:text-box>
        </draw:frame>
        <draw:frame draw:style-name="gr1" draw:text-style-name="P2" draw:layer="layout" svg:width="7cm" svg:height="2.1cm" svg:x="20cm" svg:y="4.95cm">
          <draw:text-box>
            <text:p text:style-name="P1"><text:span text:style-name="T1">Kontext des Datenaustauschs</text:span></text:p>
          </draw:text-box>
        </draw:frame>
        <draw:frame draw:style-name="gr5" draw:text-style-name="P2" draw:layer="layout" svg:width="7cm" svg:height="3.027cm" svg:x="20cm" svg:y="7.923cm">
          <draw:text-box>
            <text:p text:style-name="P1"><text:span text:style-name="T1">Anforderungen, dass Daten ausgetauscht werden können, inkl. Übermittlungsprotokoll</text:span></text:p>
          </draw:text-box>
        </draw:frame>
        <draw:line draw:style-name="gr4" draw:text-style-name="P3" draw:layer="layout" svg:x1="18cm" svg:y1="6cm" svg:x2="20cm" svg:y2="3cm">
          <text:p/>
        </draw:line>
        <draw:line draw:style-name="gr4" draw:text-style-name="P3" draw:layer="layout" svg:x1="18.1cm" svg:y1="6cm" svg:x2="20cm" svg:y2="6cm">
          <text:p/>
        </draw:line>
        <draw:line draw:style-name="gr4" draw:text-style-name="P3" draw:layer="layout" svg:x1="18cm" svg:y1="6cm" svg:x2="19.9cm" svg:y2="9.5cm">
          <text:p/>
        </draw:line>
        <draw:frame draw:style-name="gr6" draw:text-style-name="P2" draw:layer="layout" svg:width="7cm" svg:height="1.1cm" svg:x="11cm" svg:y="7.95cm">
          <draw:text-box>
            <text:p text:style-name="P1"><text:span text:style-name="T1">Servicebeschreibung</text:span></text:p>
          </draw:text-box>
        </draw:frame>
        <draw:frame draw:style-name="gr6" draw:text-style-name="P2" draw:layer="layout" svg:width="7cm" svg:height="1.1cm" svg:x="11cm" svg:y="8.95cm">
          <draw:text-box>
            <text:p text:style-name="P1"><text:span text:style-name="T1">Messagebeschreibung</text:span></text:p>
          </draw:text-box>
        </draw:frame>
        <draw:frame draw:style-name="gr6" draw:text-style-name="P2" draw:layer="layout" svg:width="7cm" svg:height="1.1cm" svg:x="11cm" svg:y="9.95cm">
          <draw:text-box>
            <text:p text:style-name="P1"><text:span text:style-name="T1">Datenentität (entity)</text:span></text:p>
          </draw:text-box>
        </draw:frame>
        <draw:frame draw:style-name="gr6" draw:text-style-name="P2" draw:layer="layout" svg:width="7cm" svg:height="1.1cm" svg:x="11cm" svg:y="10.95cm">
          <draw:text-box>
            <text:p text:style-name="P1"><text:span text:style-name="T1">Dateneinheit (item)</text:span></text:p>
          </draw:text-box>
        </draw:frame>
        <draw:frame draw:style-name="gr6" draw:text-style-name="P2" draw:layer="layout" svg:width="7cm" svg:height="1.1cm" svg:x="11cm" svg:y="11.95cm">
          <draw:text-box>
            <text:p text:style-name="P1"><text:span text:style-name="T1">Zeichencodierung (code set)</text:span></text:p>
          </draw:text-box>
        </draw:frame>
        <draw:line draw:style-name="gr4" draw:text-style-name="P3" draw:layer="layout" svg:x1="9cm" svg:y1="10.1cm" svg:x2="11cm" svg:y2="8.6cm">
          <text:p/>
        </draw:line>
        <draw:line draw:style-name="gr4" draw:text-style-name="P3" draw:layer="layout" svg:x1="9cm" svg:y1="10cm" svg:x2="11cm" svg:y2="9.5cm">
          <text:p/>
        </draw:line>
        <draw:line draw:style-name="gr4" draw:text-style-name="P3" draw:layer="layout" svg:x1="9cm" svg:y1="10.1cm" svg:x2="11cm" svg:y2="10.6cm">
          <text:p/>
        </draw:line>
        <draw:line draw:style-name="gr4" draw:text-style-name="P3" draw:layer="layout" svg:x1="9cm" svg:y1="10.1cm" svg:x2="11cm" svg:y2="11.6cm">
          <text:p/>
        </draw:line>
        <draw:line draw:style-name="gr4" draw:text-style-name="P3" draw:layer="layout" svg:x1="9cm" svg:y1="10.1cm" svg:x2="11cm" svg:y2="12.5cm">
          <text:p/>
        </draw:line>
        <draw:frame draw:style-name="gr7" draw:text-style-name="P2" draw:layer="layout" svg:width="7cm" svg:height="1.034cm" svg:x="11cm" svg:y="13.983cm">
          <draw:text-box>
            <text:p text:style-name="P1"><text:span text:style-name="T1">Datenbeschreibung</text:span></text:p>
          </draw:text-box>
        </draw:frame>
        <draw:frame draw:style-name="gr7" draw:text-style-name="P2" draw:layer="layout" svg:width="7cm" svg:height="1.034cm" svg:x="11cm" svg:y="15.983cm">
          <draw:text-box>
            <text:p text:style-name="P1"><text:span text:style-name="T1">Interfacebeschreibung</text:span></text:p>
          </draw:text-box>
        </draw:frame>
        <draw:frame draw:style-name="gr8" draw:text-style-name="P2" draw:layer="layout" svg:width="7cm" svg:height="2.211cm" svg:x="20cm" svg:y="12.983cm">
          <draw:text-box>
            <text:p text:style-name="P1"><text:span text:style-name="T1">Standard: SOAP </text:span></text:p>
            <text:p text:style-name="P1"><text:span text:style-name="T1">(W3C, UNCEFACT)</text:span></text:p>
          </draw:text-box>
        </draw:frame>
        <draw:frame draw:style-name="gr8" draw:text-style-name="P2" draw:layer="layout" svg:width="7cm" svg:height="2.211cm" svg:x="20cm" svg:y="15.984cm">
          <draw:text-box>
            <text:p text:style-name="P1"><text:span text:style-name="T1">Standard: REST </text:span></text:p>
            <text:p text:style-name="P1"><text:span text:style-name="T1">(ISO)</text:span></text:p>
          </draw:text-box>
        </draw:frame>
        <draw:line draw:style-name="gr9" draw:text-style-name="P3" draw:layer="layout" svg:x1="18cm" svg:y1="14.5cm" svg:x2="20cm" svg:y2="14.1cm">
          <text:p/>
        </draw:line>
        <draw:line draw:style-name="gr9" draw:text-style-name="P3" draw:layer="layout" svg:x1="18cm" svg:y1="14.5cm" svg:x2="20cm" svg:y2="17.1cm">
          <text:p/>
        </draw:line>
        <draw:line draw:style-name="gr9" draw:text-style-name="P3" draw:layer="layout" svg:x1="18cm" svg:y1="16.5cm" svg:x2="20cm" svg:y2="14.2cm">
          <text:p/>
        </draw:line>
        <draw:line draw:style-name="gr9" draw:text-style-name="P3" draw:layer="layout" svg:x1="18cm" svg:y1="16.5cm" svg:x2="19.9cm" svg:y2="17cm">
          <text:p/>
        </draw:line>
        <draw:line draw:style-name="gr9" draw:text-style-name="P3" draw:layer="layout" svg:x1="9cm" svg:y1="15cm" svg:x2="11cm" svg:y2="14.5cm">
          <text:p/>
        </draw:line>
        <draw:line draw:style-name="gr9" draw:text-style-name="P3" draw:layer="layout" svg:x1="9cm" svg:y1="15.1cm" svg:x2="11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5-12-01T15:53:12.554000000</dc:date>
    <meta:editing-duration>PT30M10S</meta:editing-duration>
    <meta:editing-cycles>5</meta:editing-cycles>
    <meta:generator>LibreOffice/5.0.3.2$Windows_x86 LibreOffice_project/e5f16313668ac592c1bfb310f4390624e3dbfb75</meta:generator>
    <meta:document-statistic meta:object-count="33"/>
  </office:meta>
</office:document-meta>
</file>